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183.12mm" svg:y="28.73mm">
            <loext:p draw:notify-on-update-of-ranges="Лист1.A1:Лист1.A25 Лист1.B1:Лист1.B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COS(PI()*([.A1]/6-1))/2 + 0.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COS(PI()*([.A2]/6-1))/2 + 0.5" office:value-type="float" office:value="0.0170370868554659" calcext:value-type="float">
            <text:p>0,0170370868554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PI()*([.A3]/6-1))/2 + 0.5" office:value-type="float" office:value="0.0669872981077806" calcext:value-type="float">
            <text:p>0,06698729810778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COS(PI()*([.A4]/6-1))/2 + 0.5" office:value-type="float" office:value="0.146446609406726" calcext:value-type="float">
            <text:p>0,1464466094067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PI()*([.A5]/6-1))/2 + 0.5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COS(PI()*([.A6]/6-1))/2 + 0.5" office:value-type="float" office:value="0.37059047744874" calcext:value-type="float">
            <text:p>0,370590477448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PI()*([.A7]/6-1))/2 + 0.5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COS(PI()*([.A8]/6-1))/2 + 0.5" office:value-type="float" office:value="0.62940952255126" calcext:value-type="float">
            <text:p>0,62940952255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PI()*([.A9]/6-1))/2 + 0.5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COS(PI()*([.A10]/6-1))/2 + 0.5" office:value-type="float" office:value="0.853553390593274" calcext:value-type="float">
            <text:p>0,853553390593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PI()*([.A11]/6-1))/2 + 0.5" office:value-type="float" office:value="0.933012701892219" calcext:value-type="float">
            <text:p>0,933012701892219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COS(PI()*([.A12]/6-1))/2 + 0.5" office:value-type="float" office:value="0.982962913144534" calcext:value-type="float">
            <text:p>0,9829629131445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S(PI()*([.A13]/6-1))/2 + 0.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COS(PI()*([.A14]/6-1))/2 + 0.5" office:value-type="float" office:value="0.982962913144534" calcext:value-type="float">
            <text:p>0,9829629131445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S(PI()*([.A15]/6-1))/2 + 0.5" office:value-type="float" office:value="0.933012701892219" calcext:value-type="float">
            <text:p>0,933012701892219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formula="of:=COS(PI()*([.A16]/6-1))/2 + 0.5" office:value-type="float" office:value="0.853553390593274" calcext:value-type="float">
            <text:p>0,8535533905932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S(PI()*([.A17]/6-1))/2 + 0.5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formula="of:=COS(PI()*([.A18]/6-1))/2 + 0.5" office:value-type="float" office:value="0.62940952255126" calcext:value-type="float">
            <text:p>0,629409522551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PI()*([.A19]/6-1))/2 + 0.5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COS(PI()*([.A20]/6-1))/2 + 0.5" office:value-type="float" office:value="0.37059047744874" calcext:value-type="float">
            <text:p>0,37059047744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PI()*([.A21]/6-1))/2 + 0.5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table:formula="of:=COS(PI()*([.A22]/6-1))/2 + 0.5" office:value-type="float" office:value="0.146446609406726" calcext:value-type="float">
            <text:p>0,1464466094067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S(PI()*([.A23]/6-1))/2 + 0.5" office:value-type="float" office:value="0.0669872981077808" calcext:value-type="float">
            <text:p>0,066987298107781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table:formula="of:=COS(PI()*([.A24]/6-1))/2 + 0.5" office:value-type="float" office:value="0.0170370868554658" calcext:value-type="float">
            <text:p>0,0170370868554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S(PI()*([.A25]/6-1))/2 + 0.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2:57:57.075000000</meta:creation-date>
    <dc:date>2017-09-16T13:38:29.611000000</dc:date>
    <meta:editing-duration>PT19M40S</meta:editing-duration>
    <meta:editing-cycles>1</meta:editing-cycles>
    <meta:document-statistic meta:table-count="1" meta:cell-count="50" meta:object-count="1"/>
    <meta:generator>LibreOffice/5.3.3.2$Windows_x86 LibreOffice_project/3d9a8b4b4e538a85e0782bd6c2d430bafe58344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Лист1.A1:Лист1.B25" chart:data-source-has-labels="column" svg:x="0.32cm" svg:y="0.18cm" svg:width="15.36cm" svg:height="8.64cm">
          <chartooo:coordinate-region svg:x="1.058cm" svg:y="0.373cm" svg:width="14.43cm" svg:height="7.815cm"/>
          <chart:axis chart:dimension="x" chart:name="primary-x" chart:style-name="ch3" chartooo:axis-type="auto">
            <chartooo:date-scale/>
            <chart:categories table:cell-range-address="Лист1.A1:Лист1.A25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Лист1.B1:Лист1.B25" chart:class="chart:line">
            <chart:data-point chart:repeated="2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1:Лист1.A25</svg:desc>
                </draw:g>
              </table:table-cell>
              <table:table-cell office:value-type="float" office:value="0">
                <text:p>0</text:p>
                <draw:g>
                  <svg:desc>Лист1.B1:Лист1.B25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170370868554659">
                <text:p>0.017037086855465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669872981077806">
                <text:p>0.066987298107780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146446609406726">
                <text:p>0.1464466094067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37059047744874">
                <text:p>0.3705904774487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62940952255126">
                <text:p>0.629409522551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853553390593274">
                <text:p>0.8535533905932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33012701892219">
                <text:p>0.933012701892219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982962913144534">
                <text:p>0.9829629131445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.982962913144534">
                <text:p>0.9829629131445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33012701892219">
                <text:p>0.93301270189221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853553390593274">
                <text:p>0.8535533905932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62940952255126">
                <text:p>0.6294095225512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37059047744874">
                <text:p>0.370590477448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146446609406726">
                <text:p>0.1464466094067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69872981077808">
                <text:p>0.0669872981077808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0170370868554658">
                <text:p>0.01703708685546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